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64.41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74.86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102.64pt"/>
    </style:style>
    <style:style style:name="co10" style:family="table-column">
      <style:table-column-properties fo:break-before="auto" style:column-width="274.05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103.41pt"/>
    </style:style>
    <style:style style:name="co13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5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6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8" style:family="table-cell" style:parent-style-name="Default" style:data-style-name="N37"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4"/>
        <table:table-column table:style-name="co1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003" table:default-cell-style-name="ce1"/>
        <table:table-row table:style-name="ro1">
          <table:table-cell table:number-columns-repeated="4"/>
          <table:table-cell table:style-name="ce10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2"/>
          <table:covered-table-cell table:style-name="ce13"/>
          <table:table-cell/>
          <table:table-cell table:style-name="ce16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1003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8" office:value-type="string" calcext:value-type="string">
            <text:p>09/29/2021 12:20 PM PT</text:p>
          </table:table-cell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ccess rate rollout keeps showing 0.0, probably because of n_cycles value</text:p>
          </table:table-cell>
          <table:table-cell table:style-name="Default"/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xecution 2</text:p>
          </table:table-cell>
          <table:table-cell table:style-name="ce8" office:value-type="string" calcext:value-type="string">
            <text:p>09/29/2021 12:49 PM PT</text:p>
          </table:table-cell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ccess rate rollout keeps showing 0.0, probably because of n_cycles value</text:p>
          </table:table-cell>
          <table:table-cell table:style-name="Default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xecution 3</text:p>
          </table:table-cell>
          <table:table-cell table:style-name="ce8" office:value-type="string" calcext:value-type="string">
            <text:p>09/29/2021 2:37 PM PT</text:p>
          </table:table-cell>
          <table:table-cell office:value-type="string" calcext:value-type="string">
            <text:p>Interrup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s success too high, set at 0.85 in aubo env, success rate was coming at 0.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xecution 4</text:p>
          </table:table-cell>
          <table:table-cell table:style-name="ce8" office:value-type="string" calcext:value-type="string">
            <text:p>09/29/2021 4:00 PM PT</text:p>
          </table:table-cell>
          <table:table-cell office:value-type="string" calcext:value-type="string">
            <text:p>Interruped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oat comparision seems incorrect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xecution 5</text:p>
          </table:table-cell>
          <table:table-cell table:style-name="ce8" office:value-type="string" calcext:value-type="string">
            <text:p>09/29/2021 4:46 PM PT</text:p>
          </table:table-cell>
          <table:table-cell office:value-type="string" calcext:value-type="string">
            <text:p>Interrupe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coming as 0.0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Execution 6</text:p>
          </table:table-cell>
          <table:table-cell table:style-name="ce8" office:value-type="string" calcext:value-type="string">
            <text:p>09/29/2021 5:30 PM PT</text:p>
          </table:table-cell>
          <table:table-cell office:value-type="string" calcext:value-type="string">
            <text:p>Interruped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showing now</text:p>
          </table:table-cell>
          <table:table-cell table:style-name="Default"/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Execution 7</text:p>
          </table:table-cell>
          <table:table-cell table:style-name="ce8" office:value-type="string" calcext:value-type="string">
            <text:p>09/29/2021 5:53 PM PT</text:p>
          </table:table-cell>
          <table:table-cell office:value-type="string" calcext:value-type="string">
            <text:p>Interruped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 rate coming as 0.0 (maybe too low getting round off to 0)</text:p>
          </table:table-cell>
          <table:table-cell table:style-name="Default"/>
          <table:table-cell table:number-columns-repeated="100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Execution 8</text:p>
          </table:table-cell>
          <table:table-cell table:style-name="ce8" office:value-type="string" calcext:value-type="string">
            <text:p>09/29/2021 7:49 PM PT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GOOD: seems like working, seeing success rate more than 0.0</text:p>
          </table:table-cell>
          <table:table-cell table:number-columns-repeated="1009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Comment</text:p>
          </table:table-cell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>
            <text:p>*</text:p>
          </table:table-cell>
          <table:table-cell table:style-name="ce9" office:value-type="string" calcext:value-type="string">
            <text:p>self.T should be equal to max_episode_steps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09-29T21:48:06.016616340</dc:date>
    <meta:editing-duration>PT10H44M37S</meta:editing-duration>
    <meta:editing-cycles>48</meta:editing-cycles>
    <meta:generator>LibreOffice/5.1.6.2$Linux_X86_64 LibreOffice_project/10m0$Build-2</meta:generator>
    <meta:document-statistic meta:table-count="1" meta:cell-count="164" meta:object-count="0"/>
  </office:meta>
</office:document-meta>
</file>